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text-properties style:font-name="Kristen ITC" officeooo:paragraph-rsid="000a720a"/>
    </style:style>
    <style:style style:name="P2" style:family="paragraph" style:parent-style-name="Standard">
      <style:text-properties style:font-name="Kristen ITC" officeooo:rsid="000a720a" officeooo:paragraph-rsid="000a720a"/>
    </style:style>
    <style:style style:name="P3" style:family="paragraph" style:parent-style-name="Standard" style:list-style-name="L2">
      <style:text-properties style:font-name="Kristen ITC" officeooo:rsid="000a720a" officeooo:paragraph-rsid="000a72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rofessor Dumbledore. I really appreciate the time you ran Hogwarts School of Witchcraft and Wizardry.</text:p>
      <text:p text:style-name="P1">But I think you should be held accountable for the following actions:</text:p>
      <text:p text:style-name="P2"/>
      <text:list xml:id="list1326219811" text:style-name="L2">
        <text:list-item>
          <text:p text:style-name="P3">Neglecting mental health support: Dumbledore did not appear to have any mental health support or counseling services available to students at Hogwarts, despite the fact that many of them experienced traumatic events and faced significant stress and pressure.</text:p>
          <text:p text:style-name="P3"/>
        </text:list-item>
        <text:list-item>
          <text:p text:style-name="P3">Don’t do eanaf to block dangerous creatures to gen into school grounds</text:p>
          <text:p text:style-name="P3">such as troll, the giant spider Aragog, the three-headed dog Fluffy, and the basilisk in the Chamber of Secrets.</text:p>
          <text:p text:style-name="P3"/>
        </text:list-item>
        <text:list-item>
          <text:p text:style-name="P3">Encouraging risky behavior among students, encourag Harry Potter and his friends to engage in risky behavior in order to achieve their goals, such as entering the Chamber of Secrets, participating in the Triwizard Tournament, and going after Voldemort's Horcruxes.</text:p>
          <text:p text:style-name="P3"/>
        </text:list-item>
        <text:list-item>
          <text:p text:style-name="P3">Allowing dangerous teachers to remain at Hogwarts such as Severus Snape and Gilderoy Lockhart, were dangerous or incompetent, but he allowed them to continue teaching at Hogwarts.</text:p>
          <text:p text:style-name="P3"/>
        </text:list-item>
        <text:list-item>
          <text:p text:style-name="P3">Using Time-Turners: Dumbledore allowed Hermione Granger to use a Time-Turner to attend multiple classes at once, which some readers may view as a dangerous practice that could have serious consequences.</text:p>
          <text:p text:style-name="P3"/>
        </text:list-item>
        <text:list-item>
          <text:p text:style-name="P3">Allowing students to be attacked by Death Eaters</text:p>
          <text:p text:style-name="P3">Dumbledore allowed Death Eaters to attack Hogwarts and endanger the students, in order to lure Voldemort into a trap.</text:p>
          <text:p text:style-name="P3"/>
        </text:list-item>
        <text:list-item>
          <text:p text:style-name="P3">Failing to address systemic issues at Hogwarts: Despite being the headmaster of Hogwarts for many years, Dumbledore did not appear to address systemic issues such as bullying, discrimination, or the lack of diversity among the staff and student.</text:p>
          <text:p text:style-name="P3"/>
        </text:list-item>
        <text:list-item>
          <text:p text:style-name="P3">Endangering the lives of others: At times, Dumbledore put the lives of others at risk, such as when he brought Harry Potter to the Department of Mysteries, or when he allowed Harry and his friends to take part in dangerous missions to defeat Voldemort.</text:p>
          <text:p text:style-name="P3"/>
        </text:list-item>
        <text:list-item>
          <text:p text:style-name="P3"><text:soft-page-break/>Failing to address the dangers of Quidditch: Quidditch, a popular sport at Hogwarts, involves players flying on broomsticks and engaging in dangerous maneuvers. While Dumbledore did not create the sport, he did not appear to take any significant steps to address the dangers or to ensure that students were properly trained and equipped to play.</text:p>
        </text:list-item>
      </text:list>
      <text:p text:style-name="P2"/>
      <text:p text:style-name="P2">Therefore and accordingly it has been decided by the board of directors, the parent council, and the student council to remove you from the administration of the Hogwarts School of Witchcraft and Wizardry.</text:p>
      <text:p text:style-name="P2"/>
      <text:p text:style-name="P2">your:<text:line-break/>Hogwarts students for gener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3T14:35:26.907000000</meta:creation-date>
    <dc:date>2023-04-14T13:38:38.811000000</dc:date>
    <meta:editing-duration>PT2H31M42S</meta:editing-duration>
    <meta:editing-cycles>2</meta:editing-cycles>
    <meta:generator>LibreOffice/7.4.4.2$Windows_X86_64 LibreOffice_project/85569322deea74ec9134968a29af2df5663baa21</meta:generator>
    <meta:document-statistic meta:table-count="0" meta:image-count="0" meta:object-count="0" meta:page-count="2" meta:paragraph-count="15" meta:word-count="404" meta:character-count="2531" meta:non-whitespace-character-count="2151"/>
  </office:meta>
</office:document-meta>
</file>